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ohit Odia" svg:font-family="'Lohit Odia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734a" officeooo:paragraph-rsid="0012734a"/>
    </style:style>
    <style:style style:name="P2" style:family="paragraph" style:parent-style-name="Standard">
      <style:paragraph-properties fo:text-align="center" style:justify-single-word="false"/>
      <style:text-properties officeooo:rsid="0012734a" officeooo:paragraph-rsid="001445a0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 fo:text-align="center" style:justify-single-word="false"/>
      <style:text-properties fo:color="#d4d4d4" style:font-name="Droid Sans Mono" fo:font-size="10.5pt" fo:font-weight="normal" officeooo:paragraph-rsid="001445a0" fo:background-color="#1e1e1e"/>
    </style:style>
    <style:style style:name="P5" style:family="paragraph" style:parent-style-name="Standard">
      <loext:graphic-properties draw:fill="solid" draw:fill-color="#1c1c1c" draw:opacity="100%"/>
      <style:paragraph-properties style:line-height-at-least="0.503cm" fo:background-color="#1c1c1c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12734a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1445a0" fo:background-color="#1e1e1e"/>
    </style:style>
    <style:style style:name="P8" style:family="paragraph" style:parent-style-name="Standard">
      <loext:graphic-properties draw:fill="solid" draw:fill-color="#1c1c1c" draw:opacity="100%"/>
      <style:paragraph-properties fo:text-align="start" style:justify-single-word="false" fo:background-color="#1c1c1c"/>
      <style:text-properties fo:color="#d4d4d4" style:font-name="Droid Sans Mono" fo:font-size="12pt" fo:font-weight="normal" officeooo:paragraph-rsid="0012734a" fo:background-color="#1e1e1e" style:font-size-asian="12pt" style:font-size-complex="12pt"/>
    </style:style>
    <style:style style:name="P9" style:family="paragraph" style:parent-style-name="Standard">
      <loext:graphic-properties draw:fill="solid" draw:fill-color="#1c1c1c" draw:opacity="100%"/>
      <style:paragraph-properties style:line-height-at-least="0.503cm" fo:background-color="#1c1c1c"/>
      <style:text-properties fo:color="#d4d4d4" style:font-name="Droid Sans Mono" fo:font-size="12pt" fo:font-weight="normal" fo:background-color="#1e1e1e" style:font-size-asian="12pt" style:font-size-complex="12pt"/>
    </style:style>
    <style:style style:name="P10" style:family="paragraph" style:parent-style-name="Standard">
      <loext:graphic-properties draw:fill="solid" draw:fill-color="#1c1c1c" draw:opacity="100%"/>
      <style:paragraph-properties style:line-height-at-least="0.503cm" fo:background-color="#1c1c1c"/>
      <style:text-properties fo:color="#d4d4d4" style:font-name="Droid Sans Mono" fo:font-size="11pt" fo:font-weight="normal" fo:background-color="#1e1e1e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officeooo:paragraph-rsid="0012734a"/>
    </style:style>
    <style:style style:name="P12" style:family="paragraph" style:parent-style-name="Standard">
      <style:paragraph-properties fo:text-align="center" style:justify-single-word="false"/>
      <style:text-properties officeooo:paragraph-rsid="001445a0"/>
    </style:style>
    <style:style style:name="P13" style:family="paragraph" style:parent-style-name="Standard">
      <style:paragraph-properties fo:text-align="start" style:justify-single-word="false"/>
      <style:text-properties officeooo:paragraph-rsid="0012734a"/>
    </style:style>
    <style:style style:name="P14" style:family="paragraph" style:parent-style-name="Standard">
      <style:paragraph-properties fo:text-align="start" style:justify-single-word="false"/>
      <style:text-properties officeooo:paragraph-rsid="001445a0"/>
    </style:style>
    <style:style style:name="P15" style:family="paragraph" style:parent-style-name="Standard">
      <loext:graphic-properties draw:fill="solid" draw:fill-color="#1c1c1c" draw:opacity="100%"/>
      <style:paragraph-properties fo:text-align="start" style:justify-single-word="false" fo:background-color="#1c1c1c"/>
      <style:text-properties fo:color="#ffffff" style:font-name="Droid Sans Mono" fo:font-size="11pt" fo:font-weight="normal" officeooo:rsid="0012734a" officeooo:paragraph-rsid="0012734a" fo:background-color="#000000" style:font-size-asian="11pt" style:font-size-complex="11pt"/>
    </style:style>
    <style:style style:name="P16" style:family="paragraph" style:parent-style-name="Standard">
      <loext:graphic-properties draw:fill="solid" draw:fill-color="#1c1c1c" draw:opacity="100%"/>
      <style:paragraph-properties style:line-height-at-least="0.503cm" fo:background-color="#1c1c1c"/>
      <style:text-properties fo:color="#ffffff" style:font-name="Droid Sans Mono" fo:font-size="11pt" fo:font-weight="normal" fo:background-color="#000000" style:font-size-asian="11pt" style:font-size-complex="11pt"/>
    </style:style>
    <style:style style:name="P17" style:family="paragraph" style:parent-style-name="Standard">
      <loext:graphic-properties draw:fill="solid" draw:fill-color="#1c1c1c" draw:opacity="100%"/>
      <style:paragraph-properties style:line-height-at-least="0.503cm" fo:background-color="#1c1c1c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1445a0" style:font-size-asian="14pt" style:font-size-complex="14pt"/>
    </style:style>
    <style:style style:name="P19" style:family="paragraph" style:parent-style-name="Standard">
      <loext:graphic-properties draw:fill="solid" draw:fill-color="#1c1c1c" draw:opacity="100%"/>
      <style:paragraph-properties style:line-height-at-least="0.503cm" fo:background-color="#1c1c1c"/>
      <style:text-properties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12734a" officeooo:paragraph-rsid="0012734a" style:font-size-asian="11pt" style:font-size-complex="11pt"/>
    </style:style>
    <style:style style:name="T1" style:family="text">
      <style:text-properties officeooo:rsid="0012734a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2734a"/>
    </style:style>
    <style:style style:name="T4" style:family="text">
      <style:text-properties style:font-name="Liberation Serif1" officeooo:rsid="0012e6cd"/>
    </style:style>
    <style:style style:name="T5" style:family="text">
      <style:text-properties style:font-name="Liberation Serif1" fo:font-size="14pt" style:font-size-asian="14pt" style:font-size-complex="14pt"/>
    </style:style>
    <style:style style:name="T6" style:family="text">
      <style:text-properties fo:color="#ce9178"/>
    </style:style>
    <style:style style:name="T7" style:family="text">
      <style:text-properties fo:color="#ce9178" officeooo:rsid="0012e6cd"/>
    </style:style>
    <style:style style:name="T8" style:family="text">
      <style:text-properties fo:color="#ce9178" officeooo:rsid="001445a0"/>
    </style:style>
    <style:style style:name="T9" style:family="text">
      <style:text-properties officeooo:rsid="0012e6cd"/>
    </style:style>
    <style:style style:name="T10" style:family="text">
      <style:text-properties fo:color="#c586c0"/>
    </style:style>
    <style:style style:name="T11" style:family="text">
      <style:text-properties fo:color="#c586c0" style:font-name="Liberation Serif1" officeooo:rsid="0012e6cd"/>
    </style:style>
    <style:style style:name="T12" style:family="text">
      <style:text-properties fo:color="#9cdcfe"/>
    </style:style>
    <style:style style:name="T13" style:family="text">
      <style:text-properties officeooo:rsid="001445a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2e6cd" fo:background-color="#ffff00" loext:char-shading-value="0"/>
    </style:style>
    <style:style style:name="T16" style:family="text">
      <style:text-properties officeooo:rsid="0012e6cd" fo:background-color="#ffff00" loext:char-shading-value="0"/>
    </style:style>
    <style:style style:name="T17" style:family="text">
      <style:text-properties officeooo:rsid="0012734a" fo:background-color="#ffff00" loext:char-shading-value="0"/>
    </style:style>
    <style:style style:name="T18" style:family="text">
      <style:text-properties officeooo:rsid="0012734a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1445a0" style:font-size-asian="14pt" style:font-size-complex="14pt"/>
    </style:style>
    <style:style style:name="T22" style:family="text">
      <style:text-properties fo:font-size="14pt" fo:background-color="#ffff00" loext:char-shading-value="0" style:font-size-asian="14pt" style:font-size-complex="14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1445a0" style:font-size-asian="16pt" style:font-size-complex="16pt"/>
    </style:style>
    <style:style style:name="T25" style:family="text">
      <style:text-properties fo:color="#ffbf00" fo:font-size="16pt" style:font-size-asian="16pt" style:font-size-complex="16pt"/>
    </style:style>
    <style:style style:name="T26" style:family="text">
      <style:text-properties fo:color="#ffbf00" fo:font-size="16pt" officeooo:rsid="001445a0" style:font-size-asian="16pt" style:font-size-complex="16pt"/>
    </style:style>
    <style:style style:name="T27" style:family="text">
      <style:text-properties fo:color="#ff4000" fo:font-size="16pt" style:font-size-asian="16pt" style:font-size-complex="16pt"/>
    </style:style>
    <style:style style:name="T28" style:family="text">
      <style:text-properties fo:color="#ff4000" fo:font-size="16pt" officeooo:rsid="001445a0" style:font-size-asian="16pt" style:font-size-complex="16pt"/>
    </style:style>
    <style:style style:name="T29" style:family="text">
      <style:text-properties fo:color="#3465a4" fo:font-size="16pt" style:font-size-asian="16pt" style:font-size-complex="16pt"/>
    </style:style>
    <style:style style:name="T30" style:family="text">
      <style:text-properties fo:color="#3465a4" fo:font-size="16pt" officeooo:rsid="001445a0" style:font-size-asian="16pt" style:font-size-complex="16pt"/>
    </style:style>
    <style:style style:name="T31" style:family="text">
      <style:text-properties fo:color="#3465a4" fo:font-size="16pt" fo:letter-spacing="0.106cm" style:font-size-asian="16pt" style:font-size-complex="16pt"/>
    </style:style>
    <style:style style:name="T32" style:family="text">
      <style:text-properties fo:color="#3465a4" fo:font-size="16pt" fo:letter-spacing="0.106cm" officeooo:rsid="001445a0" style:font-size-asian="16pt" style:font-size-complex="16pt"/>
    </style:style>
    <style:style style:name="T33" style:family="text">
      <style:text-properties fo:color="#c9211e" fo:font-size="16pt" fo:letter-spacing="0.106cm" style:font-size-asian="16pt" style:font-size-complex="16pt"/>
    </style:style>
    <style:style style:name="T34" style:family="text">
      <style:text-properties fo:color="#c9211e" fo:font-size="16pt" fo:letter-spacing="0.106cm" officeooo:rsid="001445a0" style:font-size-asian="16pt" style:font-size-complex="16pt"/>
    </style:style>
    <style:style style:name="T35" style:family="text">
      <style:text-properties fo:color="#bf0041" fo:font-size="16pt" fo:letter-spacing="0.106cm" style:font-size-asian="16pt" style:font-size-complex="16pt"/>
    </style:style>
    <style:style style:name="T36" style:family="text">
      <style:text-properties fo:color="#bf0041" fo:font-size="16pt" fo:letter-spacing="0.106cm" officeooo:rsid="001445a0" style:font-size-asian="16pt" style:font-size-complex="16pt"/>
    </style:style>
    <style:style style:name="T37" style:family="text">
      <style:text-properties fo:color="#f10d0c" fo:font-size="16pt" fo:letter-spacing="0.106cm" style:font-size-asian="16pt" style:font-size-complex="16pt"/>
    </style:style>
    <style:style style:name="T38" style:family="text">
      <style:text-properties fo:color="#f10d0c" fo:font-size="16pt" fo:letter-spacing="0.106cm" officeooo:rsid="001445a0" style:font-size-asian="16pt" style:font-size-complex="16pt"/>
    </style:style>
    <style:style style:name="T39" style:family="text">
      <style:text-properties fo:color="#f10d0c" style:font-name="Lohit Odia" fo:font-size="16pt" fo:letter-spacing="0.106cm" style:font-size-asian="16pt" style:font-size-complex="16pt"/>
    </style:style>
    <style:style style:name="T40" style:family="text">
      <style:text-properties fo:color="#f10d0c" style:font-name="Lohit Odia" fo:font-size="16pt" fo:letter-spacing="0.106cm" officeooo:rsid="001445a0" style:font-size-asian="16pt" style:font-size-complex="16pt"/>
    </style:style>
    <style:style style:name="T41" style:family="text">
      <style:text-properties fo:color="#f10d0c" style:font-name="aakar" fo:font-size="16pt" fo:letter-spacing="0.106cm" style:font-size-asian="16pt" style:font-size-complex="16pt"/>
    </style:style>
    <style:style style:name="T42" style:family="text">
      <style:text-properties fo:color="#f10d0c" style:font-name="aakar" fo:font-size="16pt" fo:letter-spacing="0.106cm" officeooo:rsid="001445a0" style:font-size-asian="16pt" style:font-size-complex="16pt"/>
    </style:style>
    <style:style style:name="T43" style:family="text">
      <style:text-properties fo:color="#f10d0c" style:font-name="Liberation Sans Narrow" fo:font-size="16pt" fo:letter-spacing="0.106cm" style:font-size-asian="16pt" style:font-size-complex="16pt"/>
    </style:style>
    <style:style style:name="T44" style:family="text">
      <style:text-properties fo:color="#f10d0c" style:font-name="Liberation Sans Narrow" fo:font-size="16pt" fo:letter-spacing="0.106cm" officeooo:rsid="001445a0" style:font-size-asian="16pt" style:font-size-complex="16pt"/>
    </style:style>
    <style:style style:name="T45" style:family="text">
      <style:text-properties fo:color="#f10d0c" style:font-name="Liberation Sans Narrow" fo:font-size="16pt" fo:letter-spacing="0.106cm" style:text-underline-style="solid" style:text-underline-width="auto" style:text-underline-color="font-color" style:font-size-asian="16pt" style:font-size-complex="16pt"/>
    </style:style>
    <style:style style:name="T46" style:family="text">
      <style:text-properties fo:color="#f10d0c" style:font-name="Liberation Sans Narrow" fo:font-size="16pt" fo:letter-spacing="0.106cm" style:text-underline-style="solid" style:text-underline-width="auto" style:text-underline-color="font-color" officeooo:rsid="001445a0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45">DJANGO PROJE</text:span><text:span text:style-name="T46">C</text:span><text:span text:style-name="T45">T CONFIGURATION</text:span></text:p>
      <text:p text:style-name="P1"/>
      <text:p text:style-name="P1"><text:s/><text:span text:style-name="T20">In <text:s/></text:span><text:span text:style-name="T21">the </text:span><text:span text:style-name="T5">"</text:span><text:span text:style-name="T22">settings.py</text:span><text:span text:style-name="T5">"</text:span></text:p>
      <text:p text:style-name="P20"><text:span text:style-name="T2"/></text:p>
      <text:p text:style-name="P15"><text:span text:style-name="T2">STATIC_URL = '/static/'</text:span></text:p>
      <text:p text:style-name="P16">MEDIA_URL = '/media/'</text:p>
      <text:p text:style-name="P16"/>
      <text:p text:style-name="P16">STATICFILES_DIRS = [</text:p>
      <text:p text:style-name="P16">os.path.join(BASE_DIR,'static')<text:tab/></text:p>
      <text:p text:style-name="P16">]</text:p>
      <text:p text:style-name="P16"/>
      <text:p text:style-name="P16">STATIC_ROOT= os.path.join(BASE_DIR, 'static_cdn')</text:p>
      <text:p text:style-name="P16">MEDIA_ROOT= os.path.join(BASE_DIR, 'media_cdn')</text:p>
      <text:p text:style-name="P5"/>
      <text:p text:style-name="P4"><text:span text:style-name="T4"/></text:p>
      <text:p text:style-name="P18"><text:span text:style-name="T13">In the </text:span><text:span text:style-name="T3">"</text:span><text:span text:style-name="T16">urls</text:span><text:span text:style-name="T18">.py</text:span><text:span text:style-name="T3">"</text:span><text:span text:style-name="T13"> of the project</text:span></text:p>
      <text:p text:style-name="P12"/>
      <text:p text:style-name="P7"/>
      <text:p text:style-name="P10"><text:span text:style-name="T10">from</text:span> django.urls <text:span text:style-name="T10">import</text:span> path, include</text:p>
      <text:p text:style-name="P10"><text:span text:style-name="T10">from</text:span> django.conf <text:span text:style-name="T10">import</text:span> settings</text:p>
      <text:p text:style-name="P10"><text:span text:style-name="T10">from</text:span> django.conf.urls.static <text:span text:style-name="T10">import</text:span> static</text:p>
      <text:p text:style-name="P19"/>
      <text:p text:style-name="P10">urlpatterns = [</text:p>
      <text:p text:style-name="P10"/>
      <text:p text:style-name="P10">path(<text:span text:style-name="T6">'admin/'</text:span>, admin.site.urls),</text:p>
      <text:p text:style-name="P10">path(<text:span text:style-name="T6">''</text:span>, include(<text:span text:style-name="T6">'</text:span><text:span text:style-name="T8">app_name</text:span><text:span text:style-name="T6">.urls'</text:span>)),<text:line-break/></text:p>
      <text:p text:style-name="P10">]</text:p>
      <text:p text:style-name="P19"/>
      <text:p text:style-name="P10"><text:span text:style-name="T10">if</text:span> settings.DEBUG :</text:p>
      <text:p text:style-name="P10">urlpatterns += static(settings.MEDIA_URL, <text:span text:style-name="T12">document_root</text:span> = settings.MEDIA_ROOT)</text:p>
      <text:p text:style-name="P10">urlpatterns += static(settings.STATIC_URL, <text:span text:style-name="T12">document_root</text:span> = settings.STATIC_ROOT)</text:p>
      <text:p text:style-name="P14"/>
      <text:p text:style-name="P12"/>
      <text:p text:style-name="P18"><text:span text:style-name="T1">In <text:s/></text:span><text:span text:style-name="T13">the </text:span><text:span text:style-name="T3">"</text:span><text:span text:style-name="T16">urls</text:span><text:span text:style-name="T18">.py</text:span><text:span text:style-name="T3">" </text:span><text:span text:style-name="T4">of application</text:span></text:p>
      <text:p text:style-name="P12"><text:span text:style-name="T4"/></text:p>
      <text:p text:style-name="P11"><text:span text:style-name="T4"/></text:p>
      <text:p text:style-name="P8"><text:span text:style-name="T11">from</text:span><text:span text:style-name="T4"> django.urls </text:span><text:span text:style-name="T11">import</text:span><text:span text:style-name="T4"> path, include</text:span></text:p>
      <text:p text:style-name="P8"><text:span text:style-name="T11">from</text:span><text:span text:style-name="T4"> . </text:span><text:span text:style-name="T11">import</text:span><text:span text:style-name="T4"> views</text:span></text:p>
      <text:p text:style-name="P8"><text:span text:style-name="T4"/></text:p>
      <text:p text:style-name="P8"><text:span text:style-name="T4">urlpatterns = [</text:span></text:p>
      <text:p text:style-name="P8"><text:span text:style-name="T4"/></text:p>
      <text:p text:style-name="P9">path(<text:span text:style-name="T6">'</text:span><text:span text:style-name="T7">root_name</text:span><text:span text:style-name="T6"> '</text:span>, views.<text:span text:style-name="T9">name_fonction</text:span>, <text:span text:style-name="T12">name</text:span>=<text:span text:style-name="T6">' </text:span><text:span text:style-name="T7">root_name</text:span><text:span text:style-name="T6">'</text:span>),</text:p>
      <text:p text:style-name="P17"/>
      <text:p text:style-name="P9">]</text:p>
      <text:p text:style-name="P3"/>
      <text:p text:style-name="P6"><text:span text:style-name="T4"/></text:p>
      <text:p text:style-name="P13"><text:span text:style-name="T4"/></text:p>
      <text:p text:style-name="P11"><text:span text:style-name="T3"/></text:p>
      <text:p text:style-name="P13"><text:span text:style-name="T3"/></text:p>
      <text:p text:style-name="P1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ohit Odia" svg:font-family="'Lohit Odia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09:48:29.332257717</meta:creation-date>
    <dc:date>2020-08-26T10:27:29.484486358</dc:date>
    <meta:editing-duration>PT8M15S</meta:editing-duration>
    <meta:editing-cycles>1</meta:editing-cycles>
    <meta:document-statistic meta:table-count="0" meta:image-count="0" meta:object-count="0" meta:page-count="1" meta:paragraph-count="26" meta:word-count="88" meta:character-count="810" meta:non-whitespace-character-count="742"/>
    <meta:generator>LibreOffice/6.4.5.2$Linux_X86_64 LibreOffice_project/40$Build-2</meta:generator>
  </office:meta>
</office:document-meta>
</file>